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paragraph-properties fo:margin-left="0cm" fo:margin-right="0cm" fo:margin-top="0cm" fo:margin-bottom="0cm" loext:contextual-spacing="false" style:line-height-at-least="0.353cm" fo:text-indent="0cm" style:auto-text-indent="false"/>
      <style:text-properties style:font-name="Liberation Sans"/>
    </style:style>
    <style:style style:name="P2" style:family="paragraph" style:parent-style-name="Standard_20__28_user_29_">
      <style:paragraph-properties fo:margin-left="0cm" fo:margin-right="0cm" fo:margin-top="0cm" fo:margin-bottom="0cm" loext:contextual-spacing="false" style:line-height-at-least="0.353cm" fo:text-indent="0cm" style:auto-text-indent="false"/>
      <style:text-properties style:font-name="Liberation Sans" fo:font-size="12pt" fo:font-weight="normal" style:font-size-asian="12pt" style:font-weight-asian="normal"/>
    </style:style>
    <style:style style:name="P3" style:family="paragraph" style:parent-style-name="Standard_20__28_user_29_">
      <style:paragraph-properties fo:margin-left="0cm" fo:margin-right="0cm" fo:margin-top="0cm" fo:margin-bottom="0cm" loext:contextual-spacing="false" style:line-height-at-least="0.353cm" fo:text-indent="0cm" style:auto-text-indent="false"/>
      <style:text-properties style:font-name="Liberation Sans" fo:font-size="12pt" style:font-size-asian="12pt"/>
    </style:style>
    <style:style style:name="P4" style:family="paragraph" style:parent-style-name="Standard">
      <style:text-properties style:font-name="Liberation Sans" officeooo:rsid="00098259" officeooo:paragraph-rsid="00098259"/>
    </style:style>
    <style:style style:name="P5" style:family="paragraph" style:parent-style-name="Standard">
      <style:text-properties style:font-name="Liberation Sans" officeooo:rsid="000e022e" officeooo:paragraph-rsid="000e022e"/>
    </style:style>
    <style:style style:name="P6" style:family="paragraph" style:parent-style-name="Standard">
      <style:text-properties style:font-name="Liberation Sans" officeooo:rsid="0010e02b" officeooo:paragraph-rsid="0010e02b"/>
    </style:style>
    <style:style style:name="P7" style:family="paragraph" style:parent-style-name="Standard">
      <style:text-properties style:font-name="Liberation Sans" officeooo:rsid="00126ddc" officeooo:paragraph-rsid="00126ddc"/>
    </style:style>
    <style:style style:name="P8" style:family="paragraph" style:parent-style-name="Standard">
      <style:text-properties style:font-name="Liberation Sans" officeooo:rsid="00126ddc" officeooo:paragraph-rsid="0015c93b"/>
    </style:style>
    <style:style style:name="P9" style:family="paragraph" style:parent-style-name="Standard">
      <style:text-properties style:font-name="Liberation Sans" officeooo:rsid="00098259" officeooo:paragraph-rsid="00098259"/>
    </style:style>
    <style:style style:name="P10" style:family="paragraph" style:parent-style-name="Standard">
      <style:text-properties style:font-name="Liberation Sans" officeooo:rsid="00098259" officeooo:paragraph-rsid="0015c93b"/>
    </style:style>
    <style:style style:name="P11" style:family="paragraph" style:parent-style-name="Standard">
      <style:text-properties style:font-name="Liberation Sans" officeooo:rsid="0015c93b" officeooo:paragraph-rsid="0015c93b"/>
    </style:style>
    <style:style style:name="P12" style:family="paragraph" style:parent-style-name="Standard">
      <style:text-properties style:font-name="Liberation Sans" officeooo:rsid="0010e02b" officeooo:paragraph-rsid="0010e02b"/>
    </style:style>
    <style:style style:name="P13" style:family="paragraph" style:parent-style-name="Standard">
      <style:text-properties style:font-name="Liberation Sans" officeooo:rsid="0016f0b3" officeooo:paragraph-rsid="0016f0b3"/>
    </style:style>
    <style:style style:name="P14" style:family="paragraph" style:parent-style-name="Standard_20__28_user_29_">
      <style:paragraph-properties fo:margin-left="0cm" fo:margin-right="0cm" fo:margin-top="0cm" fo:margin-bottom="0cm" loext:contextual-spacing="false" style:line-height-at-least="0.353cm" fo:text-indent="0cm" style:auto-text-indent="false"/>
      <style:text-properties style:font-name="Liberation Sans" officeooo:rsid="00098259"/>
    </style:style>
    <style:style style:name="P15" style:family="paragraph" style:parent-style-name="Standard_20__28_user_29_">
      <style:paragraph-properties fo:margin-left="0cm" fo:margin-right="0cm" fo:margin-top="0cm" fo:margin-bottom="0cm" loext:contextual-spacing="false" style:line-height-at-least="0.353cm" fo:text-indent="0cm" style:auto-text-indent="false"/>
      <style:text-properties style:font-name="Liberation Sans" officeooo:rsid="00171791" officeooo:paragraph-rsid="00171791"/>
    </style:style>
    <style:style style:name="P16" style:family="paragraph" style:parent-style-name="Standard_20__28_user_29_">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098259" style:letter-kerning="true" style:font-name-asian="Tahoma" style:font-size-asian="12pt" style:font-style-asian="normal" style:font-weight-asian="normal" style:font-name-complex="Liberation Sans1" style:font-size-complex="12pt" style:text-emphasize="none"/>
    </style:style>
    <style:style style:name="T1" style:family="text">
      <style:text-properties fo:font-size="12pt" style:font-size-asian="12pt"/>
    </style:style>
    <style:style style:name="T2" style:family="text">
      <style:text-properties fo:font-size="12pt" officeooo:rsid="00098259" style:font-size-asian="12pt"/>
    </style:style>
    <style:style style:name="T3" style:family="text">
      <style:text-properties officeooo:rsid="00100071"/>
    </style:style>
    <style:style style:name="T4" style:family="text">
      <style:text-properties officeooo:rsid="00126ddc"/>
    </style:style>
    <style:style style:name="T5" style:family="text">
      <style:text-properties officeooo:rsid="0014d60a"/>
    </style:style>
    <style:style style:name="T6" style:family="text">
      <style:text-properties officeooo:rsid="0015c93b"/>
    </style:style>
    <style:style style:name="T7" style:family="text">
      <style:text-properties officeooo:rsid="0016f0b3"/>
    </style:style>
    <style:style style:name="T8" style:family="text">
      <style:text-properties officeooo:rsid="00171791"/>
    </style:style>
    <style:style style:name="T9" style:family="text">
      <style:text-properties fo:color="#000000" style:text-outline="false" style:text-line-through-style="none" style:text-line-through-type="none" fo:font-size="12pt" fo:font-style="normal" fo:text-shadow="none" style:text-underline-style="none" fo:font-weight="normal" style:letter-kerning="true" style:font-name-asian="Tahoma" style:font-size-asian="12pt" style:font-style-asian="normal" style:font-weight-asian="normal" style:font-name-complex="Liberation Sans1" style:font-size-complex="12pt" style:text-emphasize="none"/>
    </style:style>
    <style:style style:name="T10" style:family="text">
      <style:text-properties fo:color="#000000" style:text-outline="false" style:text-line-through-style="none" style:text-line-through-type="none" fo:font-size="12pt" fo:font-style="normal" fo:text-shadow="none" style:text-underline-style="none" fo:font-weight="normal" officeooo:rsid="0016f0b3" style:letter-kerning="true" style:font-name-asian="Tahoma" style:font-size-asian="12pt" style:font-style-asian="normal" style:font-weight-asian="normal" style:font-name-complex="Liberation Sans1" style:font-size-complex="12pt" style:text-emphasize="none"/>
    </style:style>
    <style:style style:name="T11" style:family="text">
      <style:text-properties officeooo:rsid="0018d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 <text:span text:style-name="T6">have defined </text:span>in the <text:span text:style-name="T7">OpenScad delta </text:span>simulator an arbitrary coefficient <text:span text:style-name="T6">to evaluate the effect of the </text:span>geometr<text:span text:style-name="T6">y on </text:span>effector tilting stability. <text:span text:style-name="T4">This effector stability coefficient is an element among others affecting stability, as it is only related to geometry. Lack of stiffness of articulations or carriage may also drive to low stability. A printer is a mechanical ensemble with a lot of interactions. Also, theory tells that loads on articulated rods are only axial, however in real world, some articulation type have significant friction on the articulation, creating bending moments in the rods, transferred to the effector.</text:span></text:p>
      <text:p text:style-name="P11">A good geometrical stability may help to cope with some construction faults.</text:p>
      <text:p text:style-name="P8">The only <text:span text:style-name="T6">drawback </text:span>is that if you lower the hotend to have the nozzle located as near as possible to the virtual articulation <text:span text:style-name="T6">(see below)</text:span>, you loose some usable height.</text:p>
      <text:p text:style-name="P4"/>
      <text:p text:style-name="P11">The <text:span text:style-name="T8">theoretical </text:span>base of this <text:span text:style-name="T8">coefficient </text:span>calculation is that a mobile attached to articulated rods tend to rotate around a virtual articulation point located at the rod convergence point. So, on a delta printer, if the nozzle is located at this virtual articulation point, tilting the effector will displace it, while the nozzle end will stay at the same place. This is verified by manually tilting an effector. However, for constructive reasons, the nozzle <text:span text:style-name="T7">end </text:span>is never located at this 'best location'. In addition, this virtual articulation point move relatively to the effector while the effector displaced sideways. </text:p>
      <text:p text:style-name="P11">Something which is not always well understood is that the lowest offset will give the best stability. The aim of a designer shall be to have the articulation points at the corners of the effector to be as near as possible, to prevent effector tilting moment. <text:span text:style-name="T7">That does not in itself improve the effector stability, but it reduced the tilting moment, so it shall be taken into account.</text:span> There are a few design where the articulation points are merged (as the Spiderbot <text:span text:style-name="T7">which have a three ball effector</text:span>). In this case, the geometrical stability is infinite, <text:span text:style-name="T7">as there is no </text:span>tilting <text:span text:style-name="T7">moment</text:span>.</text:p>
      <text:p text:style-name="P11">Large arm space (which is also associated with small space at the articulation end) will help limit the effect of play in articulations.</text:p>
      <text:p text:style-name="P4"/>
      <text:p text:style-name="P11">Definition of this coefficient, named TES for tilting effector stability.</text:p>
      <text:p text:style-name="P11">Look at the drawing for details</text:p>
      <text:p text:style-name="P4">a being the lever due to arm space (see drawing)</text:p>
      <text:p text:style-name="P4">b being the space between balls (articulations)</text:p>
      <text:p text:style-name="P4">c being the space between hotend nozzle and arms axis crossing (virtual articulation)</text:p>
      <text:p text:style-name="P4"/>
      <text:p text:style-name="P3">-Tilt geometric load moment is related to a/b, a being proportional to arm space</text:p>
      <text:p text:style-name="P3">-Tilt stiffness is proportional to arm space</text:p>
      <text:p text:style-name="P3">-Effect of tilting is proportional to c (distance between arm convergence and hotend nozzle)</text:p>
      <text:p text:style-name="P2"/>
      <text:p text:style-name="P1"><text:span text:style-name="T2">T</text:span><text:span text:style-name="T1">ES = (Arm space)²/b/abs(c), </text:span></text:p>
      <text:p text:style-name="P3">with c defined at center and at maximum radius</text:p>
      <text:p text:style-name="P3">So there will be TESc (at center) and TESr (at max radius). <text:span text:style-name="T7">Yet only TESc is calculated in the simulator.</text:span></text:p>
      <text:p text:style-name="P14"/>
      <text:p text:style-name="P15"><text:span text:style-name="T10">It</text:span><text:span text:style-name="T9"> is important to note that the TES does not depend from arm length, only effector geometry. Indeed, the arm stiffness in their axis is huge compared to other elements, notably articulation stiffness, so the arm length have nearly no effect on tilting stability. This is why you could install the small Kossel mini effectors on large printers without problems.</text:span></text:p>
      <text:p text:style-name="P16"/>
      <text:p text:style-name="P5">Numbers (as hotend length may vary, this may be approximative value) :</text:p>
      <text:p text:style-name="P6">Larger is better.</text:p>
      <text:p text:style-name="P5">Kossel (with J-head)TESc : 18 : <text:s/>hotend 8mm below virtual articulation</text:p>
      <text:p text:style-name="P5"><text:soft-page-break/>Rostock Max TESc : 1.8 : hotend is way above virtual articulation (&gt; 40mm), offset is large </text:p>
      <text:p text:style-name="P5">Fisher <text:span text:style-name="T3">TESc : </text:span>9 While hotend is 18mm above virtual articulation, the low space between balls at the end helps st<text:span text:style-name="T3">ability</text:span>.</text:p>
      <text:p text:style-name="P6">Micro-delta TESc : 1.3 : hotend 48 mm above virtual articulation, large offset, large space between balls contribute to a low stability.</text:p>
      <text:p text:style-name="P7">D-Box (my printer) TESc : <text:span text:style-name="T5">28 : hotend nozzle is 25mm above virtual articulation (with two nuts on the Prometheus), however, the large arm space (84mm) coupled with very low distance between balls at the angles (10 mm) gives a very good stability, which is evident while manipulating the effector by hand. However, the friction of the articulations is significant and that creates a moment in the effector which is not taken into account in the TES.</text:span></text:p>
      <text:p text:style-name="P6"/>
      <text:p text:style-name="P6">Having hotend above effector as for micro-delta <text:span text:style-name="T4">(e-motion tech) </text:span>or Rostock max <text:span text:style-name="T4">(seemeCNC) </text:span>contribute to a low stability. That increase vertical usable height, which is a bit irrelevant for the Rostock <text:span text:style-name="T4">max</text:span>, which is a very tall machine. For the Rostock <text:span text:style-name="T4">Max</text:span>, given its large offset, stability may be greatly improved with the hotend below the effector and will simplify part fan installation.</text:p>
      <text:p text:style-name="P6">The hotend below effector as <text:span text:style-name="T8">made </text:span>on Kossel drive the nozzle being below virtual articulation, but with a lower <text:span text:style-name="T8">absolute </text:span>difference <text:span text:style-name="T8">than other designs</text:span>, with the added benefit of a much lower offset, hence relatively good <text:span text:style-name="T8">stability</text:span>.</text:p>
      <text:p text:style-name="P6"/>
      <text:p text:style-name="P13">First public issue of this coe<text:span text:style-name="T8">f</text:span>ficient was done in the following thread of Deltabot Forum :</text:p>
      <text:p text:style-name="P13"><text:a xlink:type="simple" xlink:href="https://groups.google.com/forum/#!topic/deltabot/iIAQ1cGgcWY" text:style-name="Internet_20_link" text:visited-style-name="Visited_20_Internet_20_Link">https://groups.google.com/forum/#!topic/deltabot/iIAQ1cGgcWY</text:a></text:p>
      <text:p text:style-name="P13"/>
      <text:p text:style-name="P13">© Pierre ROUZEAU <text:span text:style-name="T11">2015 </text:span><text:s text:c="2"/>CC BY-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9:31:20.796000000</meta:creation-date>
    <dc:date>2015-12-21T23:16:21.456000000</dc:date>
    <meta:editing-duration>PT1H32M59S</meta:editing-duration>
    <meta:editing-cycles>8</meta:editing-cycles>
    <meta:generator>LibreOffice/5.0.4.2$Windows_x86 LibreOffice_project/2b9802c1994aa0b7dc6079e128979269cf95bc78</meta:generator>
    <meta:document-statistic meta:table-count="0" meta:image-count="0" meta:object-count="0" meta:page-count="2" meta:paragraph-count="30" meta:word-count="825" meta:character-count="5011" meta:non-whitespace-character-count="4212"/>
  </office:meta>
</office:document-meta>
</file>